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estion-text">{{<text:bookmark text:name="begin-question_from"/>[[QUESTION_FROM]]<text:bookmark text:name="end-question_from"/>}}:&lt;&lt;type in preliminary speech&gt;&gt;</text:p>
      <text:p text:style-name="question-text">[[IMPORTED_TEXT_FOLLOWS]]</text:p>
      <text:p text:style-name="question-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ffff66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4c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>
      <style:paragraph-properties fo:margin-top="0.0299in" fo:margin-bottom="0.0201in" fo:background-color="#4c4c4c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top="0.0098in" fo:margin-bottom="0.0799in" fo:background-color="#666666"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>
      <style:paragraph-properties fo:margin-top="0.0098in" fo:margin-bottom="0.0201in" fo:background-color="#999999">
        <style:background-image/>
      </style:paragraph-properties>
      <style:text-properties fo:font-size="12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04T09:12:55</meta:creation-date>
    <dc:creator>Ashok Hariharan</dc:creator>
    <dc:date>2007-09-06T20:19:59</dc:date>
    <dc:language>en-US</dc:language>
    <meta:editing-cycles>5</meta:editing-cycles>
    <meta:editing-duration>PT5M57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user-defined meta:name="bungeniEditorNotes" meta:value-type="string">&amp;lt;notes&amp;gt;&amp;lt;/notes&amp;gt;</meta:user-defined>
    <meta:document-statistic meta:table-count="0" meta:image-count="0" meta:object-count="0" meta:page-count="1" meta:paragraph-count="3" meta:word-count="11" meta:character-count="90"/>
  </office:meta>
</office:document-meta>
</file>